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10969" officeooo:paragraph-rsid="0011096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10969" officeooo:paragraph-rsid="0016769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10969" officeooo:paragraph-rsid="001a51e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10969" officeooo:paragraph-rsid="001c21d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10969" officeooo:paragraph-rsid="0013f0f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10969" officeooo:paragraph-rsid="001c928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10969" officeooo:paragraph-rsid="002a18c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01c2" officeooo:paragraph-rsid="001601c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Ubuntu" fo:font-size="14pt" officeooo:rsid="001601c2" officeooo:paragraph-rsid="001601c2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f9da2" officeooo:paragraph-rsid="001f9da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fo:font-weight="normal" officeooo:rsid="001a51e5" officeooo:paragraph-rsid="0016769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Ubuntu" fo:font-size="14pt" fo:font-weight="normal" officeooo:rsid="001a51e5" officeooo:paragraph-rsid="001a51e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Ubuntu" fo:font-size="14pt" fo:font-weight="normal" officeooo:rsid="001c21d6" officeooo:paragraph-rsid="001c21d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Ubuntu" fo:font-size="14pt" fo:font-weight="normal" officeooo:rsid="001c21d6" officeooo:paragraph-rsid="00261df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1c21d6" officeooo:paragraph-rsid="002a18c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1c21d6" officeooo:paragraph-rsid="002b334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261df0" officeooo:paragraph-rsid="002b334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261df0" officeooo:paragraph-rsid="002a18ca" style:font-size-asian="14pt" style:font-weight-asian="normal" style:font-size-complex="14pt" style:font-weight-complex="normal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2" style:family="paragraph" style:parent-style-name="Standard">
      <style:paragraph-properties fo:line-height="150%"/>
      <style:text-properties style:font-name="Ubuntu" fo:font-size="14pt" fo:font-weight="normal" officeooo:rsid="0022f20e" officeooo:paragraph-rsid="002dad1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Ubuntu" fo:font-size="14pt" fo:font-weight="normal" officeooo:rsid="001c21d6" officeooo:paragraph-rsid="002dad1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u" fo:font-size="14pt" fo:font-weight="normal" officeooo:rsid="001c21d6" officeooo:paragraph-rsid="002dc8c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u" fo:font-size="14pt" fo:font-weight="normal" officeooo:rsid="00110969" officeooo:paragraph-rsid="002fbef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Ubuntu" fo:font-size="14pt" fo:font-weight="normal" officeooo:rsid="0022f20e" officeooo:paragraph-rsid="002dad10" fo:background-color="#ddddd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Ubuntu" fo:font-size="14pt" fo:font-weight="normal" officeooo:rsid="001c21d6" officeooo:paragraph-rsid="002dad10" fo:background-color="#ddddd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paragraph-rsid="002dad10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paragraph-rsid="002dc8c9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110969" officeooo:paragraph-rsid="002dc8c9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110969" officeooo:paragraph-rsid="002fbefb" style:font-size-asian="14pt" style:font-size-complex="14pt"/>
    </style:style>
    <style:style style:name="T1" style:family="text">
      <style:text-properties officeooo:rsid="00128d34"/>
    </style:style>
    <style:style style:name="T2" style:family="text">
      <style:text-properties officeooo:rsid="00135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30b" style:font-weight-asian="bold" style:font-weight-complex="bold"/>
    </style:style>
    <style:style style:name="T5" style:family="text">
      <style:text-properties fo:font-weight="bold" officeooo:rsid="0013f0fe" style:font-weight-asian="bold" style:font-weight-complex="bold"/>
    </style:style>
    <style:style style:name="T6" style:family="text">
      <style:text-properties fo:font-weight="bold" officeooo:rsid="00167693" style:font-weight-asian="bold" style:font-weight-complex="bold"/>
    </style:style>
    <style:style style:name="T7" style:family="text">
      <style:text-properties fo:font-weight="bold" officeooo:rsid="001a51e5" style:font-weight-asian="bold" style:font-weight-complex="bold"/>
    </style:style>
    <style:style style:name="T8" style:family="text">
      <style:text-properties fo:font-weight="bold" officeooo:rsid="001c21d6" style:font-weight-asian="bold" style:font-weight-complex="bold"/>
    </style:style>
    <style:style style:name="T9" style:family="text">
      <style:text-properties fo:font-weight="bold" officeooo:rsid="0021ea7b" style:font-weight-asian="bold" style:font-weight-complex="bold"/>
    </style:style>
    <style:style style:name="T10" style:family="text">
      <style:text-properties fo:font-weight="bold" officeooo:rsid="002a18ca" style:font-weight-asian="bold" style:font-weight-complex="bold"/>
    </style:style>
    <style:style style:name="T11" style:family="text">
      <style:text-properties fo:font-weight="bold" officeooo:rsid="002c1e75" style:font-weight-asian="bold" style:font-weight-complex="bold"/>
    </style:style>
    <style:style style:name="T12" style:family="text">
      <style:text-properties fo:font-weight="bold" officeooo:rsid="002dad10" style:font-weight-asian="bold" style:font-weight-complex="bold"/>
    </style:style>
    <style:style style:name="T13" style:family="text">
      <style:text-properties fo:font-weight="bold" officeooo:rsid="002dc8c9" style:font-weight-asian="bold" style:font-weight-complex="bold"/>
    </style:style>
    <style:style style:name="T14" style:family="text">
      <style:text-properties fo:font-weight="bold" officeooo:rsid="002fbefb" style:font-weight-asian="bold" style:font-weight-complex="bold"/>
    </style:style>
    <style:style style:name="T15" style:family="text">
      <style:text-properties officeooo:rsid="0013f0fe"/>
    </style:style>
    <style:style style:name="T16" style:family="text">
      <style:text-properties fo:font-weight="normal" officeooo:rsid="001a51e5" style:font-weight-asian="normal" style:font-weight-complex="normal"/>
    </style:style>
    <style:style style:name="T17" style:family="text">
      <style:text-properties fo:font-weight="normal" officeooo:rsid="001c21d6" style:font-weight-asian="normal" style:font-weight-complex="normal"/>
    </style:style>
    <style:style style:name="T18" style:family="text">
      <style:text-properties fo:font-weight="normal" officeooo:rsid="002e82d5" style:font-weight-asian="normal" style:font-weight-complex="normal"/>
    </style:style>
    <style:style style:name="T19" style:family="text">
      <style:text-properties fo:font-weight="normal" officeooo:rsid="002dc8c9" style:font-weight-asian="normal" style:font-weight-complex="normal"/>
    </style:style>
    <style:style style:name="T20" style:family="text">
      <style:text-properties fo:font-weight="normal" officeooo:rsid="002fbefb" style:font-weight-asian="normal" style:font-weight-complex="normal"/>
    </style:style>
    <style:style style:name="T21" style:family="text">
      <style:text-properties fo:font-weight="normal" fo:background-color="#dddddd" loext:char-shading-value="0" style:font-weight-asian="normal" style:font-weight-complex="normal"/>
    </style:style>
    <style:style style:name="T22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23" style:family="text">
      <style:text-properties fo:font-weight="normal" officeooo:rsid="0013f0fe" fo:background-color="#dddddd" loext:char-shading-value="0" style:font-weight-asian="normal" style:font-weight-complex="normal"/>
    </style:style>
    <style:style style:name="T24" style:family="text">
      <style:text-properties fo:font-weight="normal" officeooo:rsid="001c21d6" fo:background-color="#dddddd" loext:char-shading-value="0" style:font-weight-asian="normal" style:font-weight-complex="normal"/>
    </style:style>
    <style:style style:name="T25" style:family="text">
      <style:text-properties fo:font-weight="normal" officeooo:rsid="002fbefb" fo:background-color="#dddddd" loext:char-shading-value="0" style:font-weight-asian="normal" style:font-weight-complex="normal"/>
    </style:style>
    <style:style style:name="T26" style:family="text">
      <style:text-properties fo:font-weight="normal" officeooo:rsid="001c21d6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1c21d6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2fbefb" fo:background-color="transparent" loext:char-shading-value="0" style:font-weight-asian="normal" style:font-weight-complex="normal"/>
    </style:style>
    <style:style style:name="T29" style:family="text">
      <style:text-properties officeooo:rsid="00186c98"/>
    </style:style>
    <style:style style:name="T30" style:family="text">
      <style:text-properties officeooo:rsid="001a0156"/>
    </style:style>
    <style:style style:name="T31" style:family="text">
      <style:text-properties officeooo:rsid="001a51e5"/>
    </style:style>
    <style:style style:name="T32" style:family="text">
      <style:text-properties officeooo:rsid="001c9280"/>
    </style:style>
    <style:style style:name="T33" style:family="text">
      <style:text-properties officeooo:rsid="001f3eed"/>
    </style:style>
    <style:style style:name="T34" style:family="text">
      <style:text-properties officeooo:rsid="00211088"/>
    </style:style>
    <style:style style:name="T35" style:family="text">
      <style:text-properties officeooo:rsid="0022f20e"/>
    </style:style>
    <style:style style:name="T36" style:family="text">
      <style:text-properties officeooo:rsid="00261df0"/>
    </style:style>
    <style:style style:name="T37" style:family="text">
      <style:text-properties officeooo:rsid="0027cf82"/>
    </style:style>
    <style:style style:name="T38" style:family="text">
      <style:text-properties fo:color="#000000" loext:opacity="100%" fo:background-color="#dddddd" loext:char-shading-value="0"/>
    </style:style>
    <style:style style:name="T39" style:family="text">
      <style:text-properties fo:color="#000000" loext:opacity="100%" officeooo:rsid="00261df0" fo:background-color="#dddddd" loext:char-shading-value="0"/>
    </style:style>
    <style:style style:name="T40" style:family="text">
      <style:text-properties fo:background-color="#dddddd" loext:char-shading-value="0"/>
    </style:style>
    <style:style style:name="T41" style:family="text">
      <style:text-properties officeooo:rsid="00261df0" fo:background-color="#dddddd" loext:char-shading-value="0"/>
    </style:style>
    <style:style style:name="T42" style:family="text">
      <style:text-properties officeooo:rsid="002dc8c9" fo:background-color="#dddddd" loext:char-shading-value="0"/>
    </style:style>
    <style:style style:name="T43" style:family="text">
      <style:text-properties officeooo:rsid="002dc8c9" fo:background-color="#dddddd" loext:char-shading-value="0"/>
    </style:style>
    <style:style style:name="T44" style:family="text">
      <style:text-properties officeooo:rsid="0013f0fe" fo:background-color="#dddddd" loext:char-shading-value="0"/>
    </style:style>
    <style:style style:name="T45" style:family="text">
      <style:text-properties officeooo:rsid="0013f0fe" fo:background-color="#dddddd" loext:char-shading-value="0"/>
    </style:style>
    <style:style style:name="T46" style:family="text">
      <style:text-properties officeooo:rsid="002fbefb" fo:background-color="#dddddd" loext:char-shading-value="0"/>
    </style:style>
    <style:style style:name="T47" style:family="text">
      <style:text-properties officeooo:rsid="002fbefb" fo:background-color="#dddddd" loext:char-shading-value="0"/>
    </style:style>
    <style:style style:name="T48" style:family="text">
      <style:text-properties fo:background-color="#dddddd" loext:char-shading-value="0"/>
    </style:style>
    <style:style style:name="T49" style:family="text">
      <style:text-properties officeooo:rsid="002dad10" fo:background-color="#dddddd" loext:char-shading-value="0"/>
    </style:style>
    <style:style style:name="T50" style:family="text">
      <style:text-properties officeooo:rsid="002b334e"/>
    </style:style>
    <style:style style:name="T51" style:family="text">
      <style:text-properties officeooo:rsid="002c1e75"/>
    </style:style>
    <style:style style:name="T52" style:family="text">
      <style:text-properties officeooo:rsid="002dad10"/>
    </style:style>
    <style:style style:name="T53" style:family="text">
      <style:text-properties officeooo:rsid="002dc8c9"/>
    </style:style>
    <style:style style:name="T54" style:family="text">
      <style:text-properties officeooo:rsid="002fbe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Meta Tags</text:h>
      <text:p text:style-name="P7">As meta tags<text:span text:style-name="T32"> fornecem informações de definições ou são r</text:span>esponsaveis pelas configurações do site. <text:span text:style-name="T1">F</text:span>az o navegador interpretar melhor o site <text:span text:style-name="T1">e ajuda no </text:span>S.E.O (ranqueamento de um site nas paginas do google). <text:span text:style-name="T1">Por ser responsavel pela configuração elas não são visiveis </text:span><text:span text:style-name="T2">mas são muito importantes, </text:span><text:span text:style-name="T33">por isso são inseridas dentro da tag &lt;head&gt;.</text:span></text:p>
      <text:p text:style-name="P11"/>
      <text:p text:style-name="P11">Existem 2 tipos principais de meta tags, http-equiv e name, ambas possuem content=”” que especifica o conteudo, relação ou configuração deles. O http-equiv controla as ações do browser e o name <text:span text:style-name="T34">controla as ações que não correspondem ao http.</text:span></text:p>
      <text:p text:style-name="P2"/>
      <text:p text:style-name="P6"><text:span text:style-name="T3">&lt;</text:span><text:span text:style-name="T4">meta charset=” ”&gt; -</text:span><text:span text:style-name="T2"> Configura quais os tipos de caracteres aceitos/que terão no site. O padrão é “UTF-8”, que permite todos os caracteres do alfabeto. Acentuações, minusculas, maiusculas, numeros, simbolos </text:span><text:span text:style-name="T15">etc.</text:span></text:p>
      <text:p text:style-name="P6">: <text:span text:style-name="T21">&lt;</text:span><text:span text:style-name="T22">meta charset=”</text:span><text:span text:style-name="T23">UTF-8</text:span><text:span text:style-name="T22">”&gt; </text:span></text:p>
      <text:p text:style-name="P2"/>
      <text:p text:style-name="P2"><text:span text:style-name="T3">&lt;</text:span><text:span text:style-name="T5">meta name=”</text:span><text:span text:style-name="T6">description</text:span><text:span text:style-name="T5">“ content=” “&gt; -</text:span><text:span text:style-name="T15"> </text:span><text:span text:style-name="T52">Uma breve descrição do site. </text:span><text:span text:style-name="T29">É a descrição </text:span><text:span text:style-name="T30">que aparece na pagina do google, </text:span><text:span text:style-name="T31">que o usuario vê antes de entrar no site:</text:span></text:p>
      <text:p text:style-name="P1"/>
      <text:p text:style-name="P3"><text:span text:style-name="T3">&lt;</text:span><text:span text:style-name="T5">meta name=”</text:span><text:span text:style-name="T6">author</text:span><text:span text:style-name="T5">“ content=” “&gt; - </text:span><text:span text:style-name="T16">Informa quem é o autor do site, serve para os motores de busca do google e para quem estiver olhando o código fonte. É possível inserir tanto o nome quanto alguma rede social ou algo importante que represente o autor.</text:span></text:p>
      <text:p text:style-name="P12"/>
      <text:p text:style-name="P4"><text:soft-page-break/><text:span text:style-name="T3">&lt;</text:span><text:span text:style-name="T5">meta name=”</text:span><text:span text:style-name="T7">keywords</text:span><text:span text:style-name="T5">“ content=” “&gt; -</text:span><text:span text:style-name="T16"> São as palavras chave do site. Serve para ajudar no S.E.O, ou seja, ajudar com os motores de busca.</text:span></text:p>
      <text:p text:style-name="P13"/>
      <text:p text:style-name="P5"><text:span text:style-name="T3">&lt;</text:span><text:span text:style-name="T5">meta name=”</text:span><text:span text:style-name="T8">viewport</text:span><text:span text:style-name="T5">“ content=”</text:span><text:span text:style-name="T7">width=device-width, initial-scale=1.0</text:span><text:span text:style-name="T5">“&gt; -</text:span><text:span text:style-name="T16"> Define o viewport do site. </text:span><text:span text:style-name="T17">Vai fazer o site iniciar com o tamanho do dispositivo usado para acessa-lo, ou seja, vai adaptar o tamanho do site para cada dispositivo.</text:span></text:p>
      <text:p text:style-name="P14"/>
      <text:p text:style-name="P8"><text:span text:style-name="T8">&lt;meta http-equiv=”</text:span><text:span text:style-name="T10">refresh</text:span><text:span text:style-name="T8">” content=“ ”&gt; -</text:span><text:span text:style-name="T17"> Faz o </text:span><text:span text:style-name="T18">recarregamento d</text:span><text:span text:style-name="T20">a pagina</text:span><text:span text:style-name="T17"> a cada valor do content. </text:span><text:span text:style-name="T20">É possível tambem adicionar uma url para ele ir depois do recarregamento</text:span><text:span text:style-name="T17">:</text:span></text:p>
      <text:p text:style-name="P31"><text:span text:style-name="T26"><text:s text:c="5"/></text:span><text:span text:style-name="T24">&lt;meta http-equiv=”refresh” content=“5”&gt; </text:span><text:span text:style-name="T17"><text:s/>→ Faz o site <text:s/></text:span></text:p>
      <text:p text:style-name="P31"><text:span text:style-name="T17"><text:s text:c="5"/>recarregar a cada 5 segundos.</text:span></text:p>
      <text:p text:style-name="P32"><text:span text:style-name="T27"><text:s text:c="5"/></text:span><text:span text:style-name="T24">&lt;meta http-equiv=”refresh” </text:span></text:p>
      <text:p text:style-name="P32"><text:span text:style-name="T27"><text:s text:c="5"/></text:span><text:span text:style-name="T24">content=“5;</text:span><text:span text:style-name="T25">url=https://www.youtube.com/</text:span><text:span text:style-name="T24">”&gt; </text:span><text:span text:style-name="T27"><text:s/>→ </text:span><text:span text:style-name="T28">Depois de 5 </text:span></text:p>
      <text:p text:style-name="P32"><text:span text:style-name="T28"><text:s text:c="5"/>segundos a pagina é carregada para a url</text:span></text:p>
      <text:p text:style-name="P14"/>
      <text:p text:style-name="P17"><text:span text:style-name="T3">&lt;</text:span><text:span text:style-name="T9">meta http-equiv=”cache-control” content=” ”</text:span><text:span text:style-name="T3">&gt; -</text:span> <text:span text:style-name="T35">Controla o cache, </text:span><text:span text:style-name="T51">ou seja, as informações armazenadas no cache</text:span><text:span text:style-name="T35">. Funciona apenas para versões http 1.1:</text:span></text:p>
      <text:p text:style-name="P15"><text:s text:c="5"/><text:span text:style-name="T38">&lt;</text:span><text:span text:style-name="T39">meta http-equiv=”cache-control” content=”public”</text:span><text:span text:style-name="T38">&gt; </text:span><text:s/>→ <text:span text:style-name="T50">O site</text:span><text:span text:style-name="T36"> fica </text:span></text:p>
      <text:p text:style-name="P15"><text:span text:style-name="T36"><text:s text:c="5"/>armazenad</text:span><text:span text:style-name="T50">o</text:span><text:span text:style-name="T36"> no cache </text:span><text:span text:style-name="T50">acessivel </text:span><text:span text:style-name="T36">p</text:span><text:span text:style-name="T37">a</text:span><text:span text:style-name="T36">ra todos os usuarios.</text:span></text:p>
      <text:p text:style-name="P15"><text:s text:c="5"/><text:span text:style-name="T40">&lt;</text:span><text:span text:style-name="T41">meta http-equiv=”cache-control” content=”private”</text:span><text:span text:style-name="T40">&gt; </text:span><text:s/>→ <text:span text:style-name="T36">O site fica </text:span></text:p>
      <text:p text:style-name="P17"><text:span text:style-name="T36"><text:s text:c="5"/>armazenado no cache </text:span><text:span text:style-name="T50">acessivel </text:span><text:span text:style-name="T36">apenas para o usuario que esta acessando </text:span></text:p>
      <text:p text:style-name="P18"><text:s text:c="5"/>ele.</text:p>
      <text:p text:style-name="P16"><text:soft-page-break/><text:s text:c="5"/><text:span text:style-name="T40">&lt;</text:span><text:span text:style-name="T41">meta http-equiv=”cache-control” content=”no-cache”</text:span><text:span text:style-name="T40">&gt; </text:span><text:s/>→ <text:span text:style-name="T36">Não armazena <text:s/></text:span></text:p>
      <text:p text:style-name="P19"><text:s text:c="5"/>o site no cache.</text:p>
      <text:p text:style-name="P16"><text:s text:c="5"/><text:span text:style-name="T40">&lt;</text:span><text:span text:style-name="T41">meta http-equiv=”cache-control” content=”no-store”</text:span><text:span text:style-name="T40">&gt; </text:span><text:s/>→ <text:span text:style-name="T37">Armazena o <text:s/></text:span></text:p>
      <text:p text:style-name="P16"><text:span text:style-name="T37"><text:s text:c="5"/>site temporariamente, ou seja, </text:span><text:span text:style-name="T36">Não fica armazenado no cache.</text:span></text:p>
      <text:p text:style-name="P14"/>
      <text:p text:style-name="P22"><text:span text:style-name="T3">&lt;</text:span><text:span text:style-name="T11">meta http-equiv=”content-language” content=” ”</text:span><text:span text:style-name="T3">&gt; -</text:span> <text:span text:style-name="T51">Especifica </text:span><text:span text:style-name="T52">os tipos</text:span><text:span text:style-name="T51"> de idiomas </text:span><text:span text:style-name="T52">que</text:span><text:span text:style-name="T51"> tem dentro da pagina, </text:span><text:span text:style-name="T52">sendo possível especificar todos que estão nela, separando-os por virgula:</text:span></text:p>
      <text:p text:style-name="P26">&lt;<text:span text:style-name="T52">meta http-equiv=”content-language” content=”pt-br, en-US,fr”&gt; </text:span></text:p>
      <text:p text:style-name="P14"/>
      <text:p text:style-name="P23"><text:span text:style-name="T3">&lt;</text:span><text:span text:style-name="T12">meta http-equiv=”content-type” content=” ”&gt; -</text:span><text:span text:style-name="T52"> Especifica o tipo de conteudo que tem dentro da pagina: </text:span></text:p>
      <text:p text:style-name="P27">&lt;<text:span text:style-name="T52">meta http-equiv=”content-type” content=”text/html;charset=UTF-8”&gt; </text:span></text:p>
      <text:p text:style-name="P1"/>
      <text:p text:style-name="P1"><text:span text:style-name="T3">&lt;</text:span><text:span text:style-name="T12">meta name=”copyright” content=””&gt; -</text:span><text:span text:style-name="T52"> Especifica quem detém os direitos de desenvolvimento da pagina, ou seja, especifica o dono da pagina.</text:span></text:p>
      <text:p text:style-name="P1"/>
      <text:p text:style-name="P24"><text:span text:style-name="T3">&lt;</text:span><text:span text:style-name="T12">meta http-equiv=”</text:span><text:span text:style-name="T13">expires</text:span><text:span text:style-name="T12">” content=” ”&gt; - </text:span><text:span text:style-name="T53">Determina quando a pagina irá expirar, ou seja, quando vai sair do cache. Quando terá a necessidade de pesquisar por ela novamente:</text:span></text:p>
      <text:p text:style-name="P24"><text:span text:style-name="T48">&lt;</text:span><text:span text:style-name="T49">meta http-equiv=”</text:span><text:span text:style-name="T43">expires</text:span><text:span text:style-name="T49">” content=”</text:span><text:span text:style-name="T43">0</text:span><text:span text:style-name="T49">”&gt; </text:span><text:span text:style-name="T52"><text:s/>-</text:span><text:span text:style-name="T12"> </text:span><text:span text:style-name="T53">expira no ato, não fica armazenada no cache, sempre é necessario pesquisar por ela.</text:span></text:p>
      <text:p text:style-name="P24"><text:span text:style-name="T43">&lt;</text:span><text:span text:style-name="T49">meta http-equiv=”</text:span><text:span text:style-name="T43">expires</text:span><text:span text:style-name="T49">” content=”</text:span><text:span text:style-name="T43">sun, 07 jul 2023 32:59 GMT</text:span><text:span text:style-name="T49">”&gt; </text:span><text:span text:style-name="T52"><text:s/>-</text:span><text:span text:style-name="T12"> </text:span><text:span text:style-name="T53">Especifica que a pagina irá expirar em sete de julho de </text:span><text:soft-page-break/><text:span text:style-name="T53">2023 em um sábado às onze e cinquenta e nove no meridiano de grenwitch</text:span></text:p>
      <text:p text:style-name="P29"/>
      <text:p text:style-name="P30"><text:span text:style-name="T8">&lt;</text:span><text:span text:style-name="T12">meta http-equiv=”</text:span><text:span text:style-name="T13">pragma</text:span><text:span text:style-name="T12">” content=”</text:span><text:span text:style-name="T13"> </text:span><text:span text:style-name="T12">”&gt; - </text:span><text:span text:style-name="T19">É o substituto do “cache control”, possui a mesma funcionalidade.</text:span></text:p>
      <text:p text:style-name="P24"><text:span text:style-name="T40">&lt;</text:span><text:span text:style-name="T41">meta http-equiv=”cache-control” content=”</text:span><text:span text:style-name="T42">public</text:span><text:span text:style-name="T41">”</text:span><text:span text:style-name="T40">&gt; </text:span></text:p>
      <text:p text:style-name="P24"><text:span text:style-name="T40">&lt;</text:span><text:span text:style-name="T41">meta http-equiv=”cache-control” content=”private”</text:span><text:span text:style-name="T40">&gt; </text:span></text:p>
      <text:p text:style-name="P24"><text:span text:style-name="T40">&lt;</text:span><text:span text:style-name="T41">meta http-equiv=”cache-control” content=”</text:span><text:span text:style-name="T42">no-cache</text:span><text:span text:style-name="T41">”</text:span><text:span text:style-name="T40">&gt; </text:span></text:p>
      <text:p text:style-name="P1"/>
      <text:p text:style-name="P32"><text:span text:style-name="T3">&lt;</text:span><text:span text:style-name="T5">meta name=”</text:span><text:span text:style-name="T14">robot</text:span><text:span text:style-name="T5">“ content=” “&gt; - </text:span><text:span text:style-name="T20">Define como o robo de busca irá receber as informações da pagina:</text:span></text:p>
      <text:p text:style-name="P25"><text:span text:style-name="T48">&lt;</text:span><text:span text:style-name="T45">meta name=”</text:span><text:span text:style-name="T47">robot</text:span><text:span text:style-name="T45">“ content=”</text:span><text:span text:style-name="T47">all</text:span><text:span text:style-name="T45">“&gt; </text:span><text:span text:style-name="T15"><text:s/>→ </text:span><text:span text:style-name="T54">Não recebe informações da pagina.</text:span></text:p>
      <text:p text:style-name="P25"><text:span text:style-name="T45">&lt;meta name=”</text:span><text:span text:style-name="T47">robot</text:span><text:span text:style-name="T45">“ content=”</text:span><text:span text:style-name="T47">index</text:span><text:span text:style-name="T45">“&gt; </text:span><text:span text:style-name="T15"><text:s/>→ </text:span><text:span text:style-name="T54">A pagina é incluida nas buscas de informações.</text:span></text:p>
      <text:p text:style-name="P25"><text:span text:style-name="T45">&lt;meta name=”</text:span><text:span text:style-name="T47">robot</text:span><text:span text:style-name="T45">“ content=”</text:span><text:span text:style-name="T47">follow</text:span><text:span text:style-name="T45">“&gt; </text:span><text:span text:style-name="T15"><text:s/>→ </text:span><text:span text:style-name="T54">A pagina é indexada e os links são seguidos.</text:span></text:p>
      <text:p text:style-name="P25"><text:span text:style-name="T45">&lt;meta name=”</text:span><text:span text:style-name="T47">robot</text:span><text:span text:style-name="T45">“ content=”</text:span><text:span text:style-name="T47">NoFollow</text:span><text:span text:style-name="T45">“&gt; </text:span><text:span text:style-name="T15"><text:s/>→ </text:span><text:span text:style-name="T54">A pagina é indexada mas os links não são seguidos.</text:span></text:p>
      <text:p text:style-name="P25"><text:span text:style-name="T45">&lt;meta name=”</text:span><text:span text:style-name="T47">robot</text:span><text:span text:style-name="T45">“ content=”</text:span><text:span text:style-name="T47">none</text:span><text:span text:style-name="T45">“&gt; </text:span><text:span text:style-name="T15"><text:s/>→ </text:span><text:span text:style-name="T54">A pagina é completamente ignorada.</text:span></text:p>
      <text:p text:style-name="P25"><text:span text:style-name="T45">&lt;meta name=”</text:span><text:span text:style-name="T47">robot</text:span><text:span text:style-name="T45">“ content=”</text:span><text:span text:style-name="T47">NoArchive</text:span><text:span text:style-name="T45">“&gt; </text:span><text:span text:style-name="T15"><text:s/>→ </text:span><text:span text:style-name="T54">A pagina não é arquivada nas informações dos motores de busca e consequentemente não é listada.</text:span></text:p>
      <text:p text:style-name="P1"/>
      <text:p text:style-name="P32"><text:span text:style-name="T3">&lt;</text:span><text:span text:style-name="T5">meta name=”</text:span><text:span text:style-name="T14">generator</text:span><text:span text:style-name="T5">“ content=” “&gt; - </text:span><text:span text:style-name="T20">Especifica qual software foi usado para criar a pagina:</text:span></text:p>
      <text:p text:style-name="P25"><text:span text:style-name="T48">&lt;</text:span><text:span text:style-name="T45">meta name=”</text:span><text:span text:style-name="T47">generator</text:span><text:span text:style-name="T45">“ content=”</text:span><text:span text:style-name="T47">vscode</text:span><text:span text:style-name="T45">“&gt; </text:span><text:span text:style-name="T15"><text:s/>→ </text:span><text:span text:style-name="T54">Define que a pagina foi criada usando o vscode.</text:span></text:p>
      <text:p text:style-name="P32"><text:soft-page-break/><text:span text:style-name="T3">&lt;</text:span><text:span text:style-name="T5">meta name=”</text:span><text:span text:style-name="T14">rating</text:span><text:span text:style-name="T5">“ content=” “&gt; - </text:span><text:span text:style-name="T20">Define a idade que o publico deve ter para acessar o site;</text:span></text:p>
      <text:p text:style-name="P25"><text:span text:style-name="T48">&lt;</text:span><text:span text:style-name="T45">meta name=”</text:span><text:span text:style-name="T47">rating</text:span><text:span text:style-name="T45">“ content=”</text:span><text:span text:style-name="T47">general</text:span><text:span text:style-name="T45">“&gt; </text:span><text:span text:style-name="T15"><text:s/>→ </text:span><text:span text:style-name="T54">O site é acessivel para qualquer publico.</text:span></text:p>
      <text:p text:style-name="P25"><text:span text:style-name="T48">&lt;</text:span><text:span text:style-name="T45">meta name=”</text:span><text:span text:style-name="T47">rating</text:span><text:span text:style-name="T45">“ content=”</text:span><text:span text:style-name="T47">16year</text:span><text:span text:style-name="T45">“&gt; </text:span><text:span text:style-name="T15"><text:s/>→ </text:span><text:span text:style-name="T54">O site é acessivel apenas para o publico acima de 16 anos.</text:span></text:p>
      <text:p text:style-name="P25"><text:span text:style-name="T48">&lt;</text:span><text:span text:style-name="T45">meta name=”</text:span><text:span text:style-name="T47">rating</text:span><text:span text:style-name="T45">“ content=”</text:span><text:span text:style-name="T47">mature</text:span><text:span text:style-name="T45">“&gt; </text:span><text:span text:style-name="T15"><text:s/>→ </text:span><text:span text:style-name="T54">O site é acessivel apenas para o publico acima de 18 anos.</text:span></text:p>
      <text:p text:style-name="P1"/>
      <text:p text:style-name="P1"/>
      <text:p text:style-name="P1"/>
      <text:h text:style-name="P21" text:outline-level="2">Links</text:h>
      <text:p text:style-name="P10">- <text:a xlink:type="simple" xlink:href="https://www.youtube.com/watch?v=-Q-pOaw9whE&amp;ab_channel=Refatorando" text:style-name="Internet_20_link" text:visited-style-name="Visited_20_Internet_20_Link">https://www.youtube.com/watch?v=-Q-pOaw9whE&amp;ab_channel=Refatorando</text:a> 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3:14:49.384988709</meta:creation-date>
    <dc:date>2023-10-31T21:05:54.222000000</dc:date>
    <meta:editing-duration>PT16H51M17S</meta:editing-duration>
    <meta:editing-cycles>21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52" meta:word-count="748" meta:character-count="5258" meta:non-whitespace-character-count="4455"/>
  </office:meta>
</office:document-meta>
</file>